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name-complex="Tahoma"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text-properties style:font-name="Times New Roman" fo:font-size="12pt" style:font-name-asian="Times New Roman1" style:font-size-asian="12pt" style:language-asian="el" style:country-asian="GR" style:font-name-complex="Times New Roman1" style:font-size-complex="12pt"/>
    </style:style>
    <style:style style:name="P8" style:family="paragraph" style:parent-style-name="Standard">
      <style:text-properties style:font-name="Times New Roman" fo:font-size="12pt" fo:language="el" fo:country="GR" style:font-name-asian="Times New Roman1" style:font-size-asian="12pt" style:language-asian="el" style:country-asian="GR" style:font-name-complex="Times New Roman1" style:font-size-complex="12pt"/>
    </style:style>
    <style:style style:name="P9" style:family="paragraph" style:parent-style-name="Standard">
      <style:text-properties fo:language="el" fo:country="GR"/>
    </style:style>
    <style:style style:name="P10" style:family="paragraph" style:parent-style-name="Heading_20_1" style:master-page-name="Standard">
      <style:paragraph-properties style:page-number="auto"/>
    </style:style>
    <style:style style:name="T1" style:family="text">
      <style:text-properties fo:font-size="12pt" style:font-size-asian="12pt" style:font-size-complex="12pt"/>
    </style:style>
    <style:style style:name="T2" style:family="text">
      <style:text-properties fo:font-size="12pt" style:font-size-asian="12pt" style:font-name-complex="Tahoma"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language="en" fo:country="US" style:font-size-asian="12pt" style:font-size-complex="12pt"/>
    </style:style>
    <style:style style:name="T5" style:family="text">
      <style:text-properties fo:font-size="12pt" fo:language="en" fo:country="US" style:font-size-asian="12pt" style:font-name-complex="Tahoma"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style:font-size-asian="12pt" style:font-style-asian="italic" style:font-name-complex="Tahoma" style:font-size-complex="12pt"/>
    </style:style>
    <style:style style:name="T8" style:family="text">
      <style:text-properties fo:font-size="12pt" style:text-underline-style="solid" style:text-underline-width="auto" style:text-underline-color="font-color" style:font-size-asian="12pt" style:font-name-complex="Tahoma" style:font-size-complex="12pt"/>
    </style:style>
    <style:style style:name="T9" style:family="text">
      <style:text-properties fo:font-size="12pt" fo:language="el" fo:country="GR" style:font-size-asian="12pt" style:font-name-complex="Tahoma" style:font-size-complex="12pt"/>
    </style:style>
    <style:style style:name="T10" style:family="text">
      <style:text-properties fo:language="en" fo:country="US"/>
    </style:style>
    <style:style style:name="T11" style:family="text">
      <style:text-properties style:font-name="Times New Roman" fo:font-size="12pt" style:font-name-asian="Times New Roman1" style:font-size-asian="12pt" style:language-asian="el" style:country-asian="GR" style:font-name-complex="Times New Roman1" style:font-size-complex="12pt"/>
    </style:style>
    <style:style style:name="T12" style:family="text">
      <style:text-properties fo:language="el" fo:country="G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3131903125955424" text:style-name="Outline">
        <text:list-item>
          <text:h text:style-name="P10" text:outline-level="1">ΚΟΡΙΤΣΙΑ – ΚΟΠΕΛΕΣ – ΓΥΝΑΙΚΕΣ : Η πορεία προς την πραγμάτωση</text:h>
        </text:list-item>
      </text:list>
      <text:p text:style-name="P1"/>
      <text:p text:style-name="P1">ΜΕΡΙΚΕΣ ΕΝΝΟΙΕΣ</text:p>
      <text:p text:style-name="P4"><text:span text:style-name="T4">H</text:span><text:span text:style-name="T1"> Παναγιά έχει χαρακτηριστεί στην ορθόδοξη πίστη ως ο τελειότερος άνθρωπος μετά τον Ιησού Χριστό. Κατ'εμέ , είναι η πιο πραγματωμένη γυναίκα. </text:span><text:span text:style-name="T6">Χαρίζει</text:span><text:span text:style-name="T1"> την πολυπόθητη Υγεία, εάν την παρακαλέσουμε με τον σωστό ταπεινό τρόπο. Χρειάζεται όμως μυαλό για να </text:span><text:span text:style-name="T3">Π</text:span><text:span text:style-name="T1">αρακαλέσει κάποιος την Παναγιά. Ας τεθεί η συγκεκριμένη ερώτηση: «Τι είναι <text:s/>μυαλό;» , απευθυνόμενη στη γυναίκα. <text:s/>Δεν είναι το φυσικό όργανο που ανήκει στο κεφάλι, δηλαδή ο εγκέφαλος, αλλά και ούτε οι πνευματικές δυνατότητες του ανθρώπου, τουτ’έστι <text:s/></text:span><text:span text:style-name="T6">νους</text:span><text:span text:style-name="T1">. Δεκάδες απαντήσεις για την ερώτηση </text:span><text:span text:style-name="T3">Τί είναι μυαλό</text:span><text:span text:style-name="T1"> : Είναι το σύνολο των ικανοτήτων να κατευθύνουμε τις σκέψεις μας προς καλά ορισμένα πράγματα… Είναι οι δυνατότητες <text:s/>που έχει ο άνθρωπος να προσανατολίζει τη ζωή προς το ιδικό του συμφέρον… Ή μήπως είναι απλά ο ‘πρακτικός νους’; </text:span><text:span text:style-name="T4">O</text:span><text:span text:style-name="T1"> </text:span><text:span text:style-name="T4">o</text:span><text:span text:style-name="T1">ποίος πετυχαίνει πάντοτε το παραγωγικό και το χρήσιμο;</text:span></text:p>
      <text:p text:style-name="P2">«Να χεις το νου σου» είναι μια λαϊκή συμβουλευτική ρήση για όποιον επιδιώκει κάτι ριψοκίνδυνο. Σημαίνει συγκέντρωση στον στόχο προς επίτευξη, αλλά και εγρήγορση για τους κινδύνους.</text:p>
      <text:p text:style-name="P1">ΜΙΑ ΑΠΟΨΗ του ΑΔΥΝΑΜΟΥ φύλου για την [Πραγμάτωση]</text:p>
      <text:p text:style-name="P3">Η γυναίκα, πριν βγάλει ένα συμπέρασμα για κάποιο θέμα, <text:s/>το "ζυγίζει", γι αυτό και θεωρώ ότι επαγγέλματα που της ταιριάζουν είναι : Διευθύντρια Σχολείου που λαμβάνει κρίσιμες αποφάσεις για τη νέα γενιά, αλλά και το ζύγι.</text:p>
      <text:p text:style-name="P3"><text:line-break/>Πραγμάτωση ορίζεται συνήθως ως η 'πραγμάτωση των ονείρων μας', με την έννοια επίτευξης των στόχων, των σχεδίων, και ολοκλήρωση των ευχών και πραγματικών επιδιώξεών μας. </text:p>
      <text:p text:style-name="P4"><text:span text:style-name="T2">Ωστόσο, η </text:span><text:span text:style-name="T7">πραγμάτωση της γυναίκας</text:span><text:span text:style-name="T2"> έχει κάποια άλλη διάσταση, παράλληλη με τη διαμόρφωση της σημερινής κοινωνίας : την ηθική ικανοποίηση, που προκύπτει από επιτυχίες οι οποίες αφορούν συνειδητές επιλογές, αποφάσεις, καθώς και καλλιέργεια έμφυτων κλίσεων / χαρισμάτων. Πρόκειται για μια διαδικασία που απαραίτητα περνά από τον πόνο,  διότι περιέχει στερήσεις, αυταπάρνηση, και οπωσδήποτε </text:span><text:span text:style-name="T8">δεν </text:span><text:span text:style-name="T2">είναι μια "ομαλή έτοιμη" πορεία κόπου και μόχθου, όπως πιθανώς είναι στην περίπτωση του ανδρικού φύλου. Πορεία όπου , προκειμένου να βρεθούν οι κατάλληλες επικοινωνίες, να καθοριστούν οι κλίσεις (που εάν ήτο εντοπισμένες </text:span><text:soft-page-break/><text:span text:style-name="T2">από τη μικρή ηλικία και είχαν αναπτυχθεί κατάλληλα, θα είχε αποφευχθεί πολύ </text:span><text:span text:style-name="T2">χάσιμο χρόνου – εξ ου τα παιδιά-θαύματα), και να διοχετευτούν κατάλληλα τα ταλέντα της γυναικός , πρέπει να αναλωθεί αρκετός χρόνος.</text:span></text:p>
      <text:p text:style-name="P4"><text:span text:style-name="T9">Eπομένως, η</text:span><text:span text:style-name="T2"> πραγμάτωση των αληθινών στόχων μιας γυναίκας προϋποθέτει ότι θα περάσει μέσα από τα βήματα Κορίτσι-Κοπέλα-Γυνή-Γυναίκα, για να μπορεί να προσδιορίσει επακριβώς ποιος είναι ο κατάλληλος γι αυτήν τόπος να αναπτυχθεί, ποιοι είναι οι πραγματικοί στόχοι. Από τη στιγμή που αυτοί έχουν τεθεί, αναμενόμενο είναι να επιτευχθούν λιγότερο από το ήμισύ τους, </text:span><text:span text:style-name="T9">ωστόσο</text:span><text:span text:style-name="T2"> η προσπάθεια πρέπει να μένει Α-Κ-Ε-Ρ-Α-Ι-Η.</text:span></text:p>
      <text:p text:style-name="P4"><text:span text:style-name="T2">Ο γάμος, τούτο το ευλογημένο μυστήριο, πρέπει να αντιστοιχεί στην πραγματωμένη αγάπη προκειμένου να φέρει ως αποτέλεσμα ένα </text:span><text:span text:style-name="T8">ευλογημένο έργο</text:span><text:span text:style-name="T2">. Αν όχι, προκύπτουν δυσεπίλυτα προβλήματα. Ο γάμος προβάλλεται στην ελληνική κοινωνία ως απόλυτος στόχος του ανθρώπου, κάτι που είναι λανθασμένο γιατί η αναπαραγωγή δεν είναι αυτοσκοπός, ειδικά όταν η ανάθρεψη των παιδιών περιλαμβάνει λανθασμένα διδάγματα, π.χ. μία πολύ φτωχή οικογένεια μπορεί να διδάσκει στα παιδιά της το κλέψιμο.</text:span></text:p>
      <text:p text:style-name="P4"><text:span text:style-name="T5">X</text:span><text:span text:style-name="T2">ρειάζεται μια διαδικασία εντοπισμού στόχων με κινούμενα νήματα τις αποδράσεις στους κόσμους της τέχνης, της κίνησης, της τεχνολογίας και των ωρίμων σκέψεων, ικανά να συνθέτουν τους τελικούς στόχους.</text:span></text:p>
      <text:p text:style-name="P4"/>
      <text:p text:style-name="P5">Πραγματεία</text:p>
      <text:p text:style-name="P4">Πραγματευόμαστε ένα θέμα όταν καταπιανόμαστε με ένα αντικείμενο συστηματικά και αναλυτικά, με σκοπό να προκύψουν συμπεράσματα.</text:p>
      <text:p text:style-name="P5"/>
      <text:p text:style-name="P4">Πρέπει η γυνή να απελευθερωθεί από τις ψεύτικες δεσμεύσεις που της θέτουν οι γύρω της, και να ενταχθεί ομαλά στο κοινωνικό γίγνεσθαι ακολουθώντας αντικειμενικές δεσμεύσεις των νόμων, και των κανόνων της κοινωνίας και ανταποκρινόμενη θετικά με προθυμία προς αυτές. Ξεπερνάει λοιπόν τις συμβατικότητες , οι οποίες δεν την αφήνουν να λειτουργήσει κατά συνείδηση. Πολλές φορές επιλέγεται ο άκριτος συμβιβασμός, και στην περίπτωση αυτή η γυνή χάνει.</text:p>
      <text:p text:style-name="P5">Πραμάτεια</text:p>
      <text:p text:style-name="P6">Καθένας σε αυτή τη ζωη κουβαλά τα πράγματά του, αυτά που τον εκφράζουν που του έτυχαν ή που δημιούργησε.</text:p>
      <text:p text:style-name="P4">“Γράμματα σπουδάγματα του Θεού τα πράγματα»</text:p>
      <text:p text:style-name="P5">Πραγμάτωση</text:p>
      <text:p text:style-name="P5"><text:soft-page-break/></text:p>
      <text:p text:style-name="P5"/>
      <text:p text:style-name="P5">ΚΟΡΙΤΣΙ</text:p>
      <text:p text:style-name="P4"><text:span text:style-name="T10">H</text:span> πορεία της γυναίκας για την πραγμάτωση δεν είναι μια ακολουθία από συνεχόμενες επιτυχίες, περιέχει αποτυχίες σημαντικές και με τίμημα. Ένα κορίτσι (το οποίο δεν καθορίζεται από την ηλικία αλλά από την αληθινή υπόσταση και τα όρια συνειδητοποίησης, στα οποία δεν έχει φτάσει τόσο όσο μια κοπέλα, πολύ περισσότερο τόσο όσο η πραγματική γυναίκα και ακόμη μακρύτερα η πραγματωμένη γυναίκα) μπορεί να έχει συνεχόμενες επιτυχίες σε κάποιον τομέα, αλλά φτάνει εξαιτίας των , και άθελά της, σε τέτοιο βαθμό υψηλοφροσύνης εγωισμού και ______________που μπορεί να καταντήσει στην απληστία και στον αποκλεισμό κάθε αλτρουισμού, με αποτέλεσμα να μην δίδει αρκετή σημασία στον κοντινό της πλησίον. Αυτό το φαινόμενο μπορεί να καταστεί επικίνδυνο, αν προκειμένου για την επόμενη επιτυχία χρειάζεται να παραγκωνίσει ανθρώπινες αξίες… Αυτό το κορίτσι δεν μεγαλώνει σωστά, και δεν είναι χρήσιμο στην κοινωνία, -αν και <text:s/>στεμμένο με επιτυχία-, με αποτέλεσμα αργά ή γρήγορα η κοινωνία να το παραγκωνίσει.</text:p>
      <text:p text:style-name="P4">Το πέρασμα από την «ωραία» ύπαρξη που βαίνει αποκλειστικά προς <text:s/>την επιτυχία, αδιαφορώντας για <text:s/>τους γύρω της, σε έναν πιο ώριμο άνθρωπο, έχει οπωσδήποτε κλιμακωτές αποτυχίες, πόνο, δάκρυ.</text:p>
      <text:p text:style-name="Standard">Της επιβάλλεται εύκολα η γνώμη των άλλων, κατ’ επέκταση και οι επιταγές της μοδός, του συρμού.</text:p>
      <text:p text:style-name="Standard"><text:span text:style-name="T10">Y</text:span>Πάρχουν κορίτσια τα οποία η ελληνική κοινωνία τα θεωρεί Επαγγελματίες, ωστόσο καταπατούν ηθικούς άρρητους φραγμούς οι οποίοι αναιρούν την ομαλή προς την επιτυχία πορεία.</text:p>
      <text:p text:style-name="Standard">ΚΟΠΕΛΑ</text:p>
      <text:p text:style-name="Standard">Η κοπέλα, που επικάθεται στο μεγαλωμένο πλέον κορίτσι, το οποίο σαφώς έχει μάθει από την εμπειρία του ότι ζει ΜΑΖΙ με τους υπόλοιπους ίσους με αυτήν ανθρώπους τους οποίους είναι φρόνιμο <text:s/>να σέβεται και να υπολογίζει. Υπάρχει η περίπτωση μεγάλα άτομα σε ηλικία να μην έχουν φτάσει το <text:s/>στάδιο της συνειδητοποιημένης γυναίκας, και να έχουν μείνει κοπέλες, δηλαδή, να επιθυμούν πάντοτε να επιβάλλουν τη γνώμη τους, και να θεωρούν ότι <text:s/>είναι από τους άλλους αποδεκτή. <text:s/>Αυτό γιατί, δεν επέτρεψε το περιβάλλον να βρεθούν οι συνθήκες εκείνες που την ωριμάζουν, και τη <text:s/>μεταφέρουν από το στάδιο της κοπέλας σε ένα βήμα παραπάνω. Από την άλλη πλευρά είναι και κοπέλες που λόγω συνθηκών, <text:s/>αγγίζουν στάδια της γυνής πολύ νωρίς, γίνονται γυναίκες με συναίσθηση και λειτουργούν επιτυχημένα μέσα στην κοινωνία.</text:p>
      <text:p text:style-name="Standard"><text:span text:style-name="T10">To</text:span> φως της συνεργασίας ωστόσο με την κοινωνία έχει δειλά φανεί, και αχνοφέγγει η πλήρης χαραυγή της δυνατής γυνής που ξέρει τι θέλει.</text:p>
      <text:p text:style-name="Standard"><text:soft-page-break/>Η κοπέλα συνήθως έχει ακόμη την αγνότητα να θέλει να προσφέρει στην κοινωνία όμως σε ένα πλαίσιο δημιουργημένο από άλλους. <text:s/>Βασικά υπάρχουν ώριμες γυναίκες που έχουν κρατήσει ακόμη αυτή την αγνότητα καθώς και την παιδικότητα του κοριτσιού, όπως υπάρχουν και κορίτσια ή κοπέλες που αναγκάστηκαν από τις συνθήκες να μεγαλώσουν “απότομα” και έχουν συνηθίσει να βγαίνουν στη βιοπάλη από μικρές λόγω δύσκολων οικογενειακών συνθηκών. Όμως υπάρχει ένα λεπτό διαχωριστικό όριο ανάμεσα σε αυτό που μάς επιβάλλει η κοινωνία και αυτό που αποφασίζουμε στα αλήθεια εμείς.</text:p>
      <text:p text:style-name="Standard">ΓΥΝΗ</text:p>
      <text:p text:style-name="Standard">Γυναίκα : συνείδηση ότι κάποτε θα πεθάνει και πρέπει να έχει αφήσει πίσω έργο αποδεκτό από τους ανθρώπους. </text:p>
      <text:p text:style-name="Standard">Το άνοιγμα στην κοινωνία, ως αυτόνομη, ανεξάρτητη και αυτοτελής οντότητα δεν πετυχαίνεται πάντοτε, καθώς ποικίλες εξαρτήσεις με το συγγενικό ή επαγγελματικό περιβάλλον παρεμποδίζουν συχνά το “άνοιγμα των φτερών”, ειδικά όταν η γυναίκα δεν τολμά να ξεφύγει από ψεύτικες εξαρτήσεις και κίβδηλ στηρίγματα, και μένει σε αυτό τέλμα.</text:p>
      <text:p text:style-name="Standard">ΔΙΑΦΟΡΕΣ στη ΛΟΓΙΚΗ άνδρα – γυναικός</text:p>
      <text:p text:style-name="Standard"/>
      <text:p text:style-name="Standard">Δανείζομαι από ομιλίες των 2 διαδοχικών προέδρων της Βουλής : Ο κύριος Μεϊμαράκης ξεκινά τον λόγο του : ‘<text:span text:style-name="T11">Οι αρχές και αξίες τις οποίες περιγράφουμε ως «θεμελιώδη δικαιώματα», οριοθετούν την σχέση που έχουν τα μέλη της σύγχρονης κοινωνίας μας τόσο μεταξύ τους, όσο και σε σχέση με την κρατική εξουσία’</text:span></text:p>
      <text:p text:style-name="P7"/>
      <text:p text:style-name="Standard">ΚΟΙΝΩΝΙΚΗ ΣΥΜΒΟΛΗ</text:p>
      <text:p text:style-name="Standard">Είναι ελεύθερη η γυναίκα να βγαίνει και να ομιλεί στην κοινωνία χωρίς κίνδυνο; <text:s/>Το 2016 η Ελλάδα ήταν στην 16η θέση παγκοσμίως για τα θέματα ισότητας, όμως η <text:span text:style-name="T12">συμμετοχή της στην ενεργό πολιτική και σε θέσεις απόφασης ήταν ακόμη σε μικρά επίπεδα. Η κοινωνία πρέπει να συντελέσει ώστε να φέρνει στην επιφένειαά της γυναίκες, όποια κι αν είναι η πορεία τους, γιατί είναι κι αυτές ικανές να συντελέσουν στην πρόοδό της.</text:span></text:p>
      <text:p text:style-name="P8">Πρέπει να “νιώσει” ότι συμπορεύεται στην πορεια της πραγμάωσής της μαζί με μια ομάδα ανθρώπων, μακριά από μοναξιά και εσωτερίκευση των δρώμενων.</text:p>
      <text:p text:style-name="P7">Η δε κυρία </text:p>
      <text:p text:style-name="Standard">ΓΥΝΑΙΚΑ</text:p>
      <text:p text:style-name="Standard">12 γυναίκες σε ένα Ιερό Μοναστήρι. Τι διαβάζουν; Τι άλλο <text:s/>άραγε από τα σοφά βιβλία που μας έχουν παραδώσει οι κόποι της Αληθείας του Αγίου Ευαγγελίου.</text:p>
      <text:p text:style-name="Standard">Είναι σημαντικό κάποια στιγμή, να συναντήσει η γυναίκα με άνεση τον εαυτό της, σαν σε καθρέφτη, σε ένα κοινωνικό πλαίσιο. Για παράδειγμα, <text:s/>μια κατάσταση σε ένα θεατρικό δρώμενο μπορεί να φέρει ρίγη συγκίνησης και αντίκρυσμα της προσωπικής ποιότητας της <text:soft-page-break/>συγκεκριμένης γυναικείας προσωπικότητας. Αυτό στον χρόνο αποτελεί σημείο - κόμβο , και όσο περισσότερα σημεία τέτοια υπάρχουν τόσο πιο θετική είναι η ανταλλαγή του προσώπου με την κοινωνία.</text:p>
      <text:p text:style-name="Standard"/>
      <text:p text:style-name="Standard">Όταν πλησιάσει στον στόχο της, ωσάν τον δρομέα που κοντεύει να σχίσει τη λωρίδα, αισθάνεται τη νίκη να πλησιάζει, και είναι έτοιμη να ρυθμίσει <text:s/>πράγματα και καταστά σεις <text:s/>συμμορφωμένα και έτοιμα για κατάλληλη δράση. </text:p>
      <text:p text:style-name="P9">Η ώριμη γυναίκα δεν δίνει χώρο στην καθημερινότητά της για Αντιζηλείες και ζηλόφθονες καταστάσεις.</text:p>
      <text:p text:style-name="Standard">ΒΙΑ και ΠΡΑΓΜΑΤΩΣΗ</text:p>
      <text:p text:style-name="Standard"/>
      <text:p text:style-name="Standard"/>
      <text:p text:style-name="Standard"/>
      <text:p text:style-name="Standard">Ευχαριστώ όσους με βοήθησαν για την πραγμάτωση τούτου εδώ του έργου (το οποίο θα ήθελα να εγκριθεί ως βοηθητικό για την ανθρωπότητα, διαφορετικά, ας μείνει στην ηλεκτρονική μορφή του και να δίδεται δωρεάν): Τους γονείς μου και τη θεία Μαρίνα Πλευρι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l" fo:country="G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Default_20_Paragraph_20_Font" style:display-name="Default Paragraph Font" style:family="text"/>
    <style:style style:name="Επικεφαλίδα_20_1_20_Char" style:display-name="Επικεφαλίδα 1 Char" style:family="text" style:parent-style-name="Default_20_Paragraph_20_Font">
      <style:text-properties fo:color="#365f91" style:font-name="Cambria"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ienceIsVoid</meta:initial-creator>
    <dc:creator>d p</dc:creator>
    <meta:editing-cycles>66</meta:editing-cycles>
    <meta:creation-date>2014-08-22T16:27:00</meta:creation-date>
    <dc:date>2018-03-19T16:09:08.56</dc:date>
    <meta:editing-duration>PT42M8S</meta:editing-duration>
    <meta:generator>OpenOffice/4.1.3$Win32 OpenOffice.org_project/413m1$Build-9783</meta:generator>
    <meta:document-statistic meta:table-count="0" meta:image-count="0" meta:object-count="0" meta:page-count="5" meta:paragraph-count="43" meta:word-count="1488" meta:character-count="96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